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7DEE8" style:repeat-content="false"/>
      <style:paragraph-properties fo:text-align="center"/>
    </style:style>
    <style:style style:name="ce3" style:family="table-cell" style:parent-style-name="_19968__33324__32_2" style:data-style-name="N0">
      <style:table-cell-properties fo:border="thin solid #000000" style:vertical-align="middle" fo:background-color="#B7DEE8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3"/>
    <style:style style:name="ce5" style:family="table-cell" style:parent-style-name="Default" style:data-style-name="N49"/>
    <style:style style:name="ce6" style:family="table-cell" style:parent-style-name="Default" style:data-style-name="N0"/>
    <style:style style:name="ce7" style:family="table-cell" style:parent-style-name="Default" style:data-style-name="N48"/>
    <style:style style:name="ce8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6">
      <style:table-cell-properties fo:border="thin solid #000000"/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3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B7DEE8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_19968__33324__32_2" style:data-style-name="N0">
      <style:table-cell-properties fo:border="thin solid #000000" style:vertical-align="middle" fo:background-color="#B7DEE8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1">
          <table:table-cell office:value-type="string" table:number-columns-spanned="14" table:number-rows-spanned="2" table:style-name="ce12">
            <text:p>產學計畫案件量暨金額</text:p>
          </table:table-cell>
          <table:covered-table-cell table:number-columns-repeated="13"/>
          <table:table-cell table:number-columns-repeated="16370"/>
        </table:table-row>
        <table:table-row table:style-name="ro1">
          <table:covered-table-cell/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3">
            <text:p>學年度</text:p>
          </table:table-cell>
          <table:table-cell office:value-type="string" table:number-columns-spanned="2" table:number-rows-spanned="1" table:style-name="ce15">
            <text:p>政府-產學合作計畫</text:p>
          </table:table-cell>
          <table:covered-table-cell/>
          <table:table-cell office:value-type="string" table:number-columns-spanned="2" table:number-rows-spanned="1" table:style-name="ce15">
            <text:p>政府-委訓計畫</text:p>
          </table:table-cell>
          <table:covered-table-cell/>
          <table:table-cell office:value-type="string" table:style-name="ce3">
            <text:p><text:span text:style-name="T2">政府</text:span>-<text:span text:style-name="T2">其他計畫</text:span></text:p>
          </table:table-cell>
          <table:table-cell office:value-type="string" table:number-columns-spanned="2" table:number-rows-spanned="1" table:style-name="ce15">
            <text:p>企業-產學合作計畫</text:p>
          </table:table-cell>
          <table:covered-table-cell/>
          <table:table-cell office:value-type="string" table:number-columns-spanned="2" table:number-rows-spanned="1" table:style-name="ce15">
            <text:p>企業-委訓計畫</text:p>
          </table:table-cell>
          <table:covered-table-cell/>
          <table:table-cell office:value-type="string" table:number-columns-spanned="2" table:number-rows-spanned="1" table:style-name="ce15">
            <text:p>其他-產學合作計畫</text:p>
          </table:table-cell>
          <table:covered-table-cell/>
          <table:table-cell office:value-type="string" table:number-columns-spanned="2" table:number-rows-spanned="1" table:style-name="ce15">
            <text:p>其他-委訓計畫</text:p>
          </table:table-cell>
          <table:covered-table-cell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table:number-columns-repeated="16370"/>
        </table:table-row>
        <table:table-row table:style-name="ro2">
          <table:table-cell office:value-type="float" office:value="103" table:style-name="ce8">
            <text:p>103</text:p>
          </table:table-cell>
          <table:table-cell office:value-type="float" office:value="131" table:style-name="ce8">
            <text:p>131</text:p>
          </table:table-cell>
          <table:table-cell office:value-type="float" office:value="1752408417" table:style-name="ce9">
            <text:p>1,752,408,417</text:p>
          </table:table-cell>
          <table:table-cell office:value-type="float" office:value="2" table:style-name="ce8">
            <text:p>2</text:p>
          </table:table-cell>
          <table:table-cell office:value-type="float" office:value="7322000" table:style-name="ce9">
            <text:p>7,322,000</text:p>
          </table:table-cell>
          <table:table-cell office:value-type="float" office:value="926697638" table:style-name="ce9">
            <text:p>926,697,638</text:p>
          </table:table-cell>
          <table:table-cell office:value-type="float" office:value="245" table:style-name="ce8">
            <text:p>245</text:p>
          </table:table-cell>
          <table:table-cell office:value-type="float" office:value="293411666" table:style-name="ce9">
            <text:p>293,411,66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6" table:style-name="ce8">
            <text:p>166</text:p>
          </table:table-cell>
          <table:table-cell office:value-type="float" office:value="184147759" table:style-name="ce9">
            <text:p>184,147,75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2" table:style-name="ce8">
            <text:p>102</text:p>
          </table:table-cell>
          <table:table-cell office:value-type="float" office:value="101" table:style-name="ce8">
            <text:p>101</text:p>
          </table:table-cell>
          <table:table-cell office:value-type="float" office:value="1647479625" table:style-name="ce9">
            <text:p>1,647,479,625</text:p>
          </table:table-cell>
          <table:table-cell office:value-type="float" office:value="1" table:style-name="ce8">
            <text:p>1</text:p>
          </table:table-cell>
          <table:table-cell office:value-type="float" office:value="1018000" table:style-name="ce9">
            <text:p>1,018,000</text:p>
          </table:table-cell>
          <table:table-cell office:value-type="float" office:value="1079031598" table:style-name="ce9">
            <text:p>1,079,031,598</text:p>
          </table:table-cell>
          <table:table-cell office:value-type="float" office:value="200" table:style-name="ce8">
            <text:p>200</text:p>
          </table:table-cell>
          <table:table-cell office:value-type="float" office:value="376873364" table:style-name="ce9">
            <text:p>376,873,36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9" table:style-name="ce8">
            <text:p>119</text:p>
          </table:table-cell>
          <table:table-cell office:value-type="float" office:value="333444501" table:style-name="ce9">
            <text:p>333,444,5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1" table:style-name="ce8">
            <text:p>101</text:p>
          </table:table-cell>
          <table:table-cell office:value-type="float" office:value="97" table:style-name="ce8">
            <text:p>97</text:p>
          </table:table-cell>
          <table:table-cell office:value-type="float" office:value="1674377198" table:style-name="ce9">
            <text:p>1,674,377,198</text:p>
          </table:table-cell>
          <table:table-cell office:value-type="float" office:value="1" table:style-name="ce8">
            <text:p>1</text:p>
          </table:table-cell>
          <table:table-cell office:value-type="float" office:value="873000" table:style-name="ce9">
            <text:p>873,000</text:p>
          </table:table-cell>
          <table:table-cell office:value-type="float" office:value="1126427945" table:style-name="ce9">
            <text:p>1,126,427,945</text:p>
          </table:table-cell>
          <table:table-cell office:value-type="float" office:value="162" table:style-name="ce8">
            <text:p>162</text:p>
          </table:table-cell>
          <table:table-cell office:value-type="float" office:value="494543873" table:style-name="ce9">
            <text:p>494,543,87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office:value-type="float" office:value="164889154" table:style-name="ce9">
            <text:p>164,889,15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0" table:style-name="ce8">
            <text:p>100</text:p>
          </table:table-cell>
          <table:table-cell office:value-type="float" office:value="122" table:style-name="ce8">
            <text:p>122</text:p>
          </table:table-cell>
          <table:table-cell office:value-type="float" office:value="1644108047" table:style-name="ce9">
            <text:p>1,644,108,047</text:p>
          </table:table-cell>
          <table:table-cell office:value-type="float" office:value="1" table:style-name="ce8">
            <text:p>1</text:p>
          </table:table-cell>
          <table:table-cell office:value-type="float" office:value="1120000" table:style-name="ce9">
            <text:p>1,120,000</text:p>
          </table:table-cell>
          <table:table-cell office:value-type="float" office:value="1018682613" table:style-name="ce9">
            <text:p>1,018,682,613</text:p>
          </table:table-cell>
          <table:table-cell office:value-type="float" office:value="137" table:style-name="ce8">
            <text:p>137</text:p>
          </table:table-cell>
          <table:table-cell office:value-type="float" office:value="218778436" table:style-name="ce9">
            <text:p>218,778,43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4" table:style-name="ce8">
            <text:p>144</text:p>
          </table:table-cell>
          <table:table-cell office:value-type="float" office:value="99672946" table:style-name="ce9">
            <text:p>99,672,94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99" table:style-name="ce10">
            <text:p>99</text:p>
          </table:table-cell>
          <table:table-cell office:value-type="float" office:value="125" table:style-name="ce10">
            <text:p>125</text:p>
          </table:table-cell>
          <table:table-cell office:value-type="float" office:value="1619703381" table:style-name="ce11">
            <text:p>1,619,703,381</text:p>
          </table:table-cell>
          <table:table-cell office:value-type="float" office:value="1" table:style-name="ce10">
            <text:p>1</text:p>
          </table:table-cell>
          <table:table-cell office:value-type="float" office:value="2542000" table:style-name="ce9">
            <text:p>2,542,000</text:p>
          </table:table-cell>
          <table:table-cell office:value-type="float" office:value="740657518" table:style-name="ce9">
            <text:p>740,657,518</text:p>
          </table:table-cell>
          <table:table-cell office:value-type="float" office:value="129" table:style-name="ce10">
            <text:p>129</text:p>
          </table:table-cell>
          <table:table-cell office:value-type="float" office:value="210365703" table:style-name="ce9">
            <text:p>210,365,7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0" table:style-name="ce10">
            <text:p>100</text:p>
          </table:table-cell>
          <table:table-cell office:value-type="float" office:value="118028426" table:style-name="ce9">
            <text:p>118,028,4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7"/>
          <table:table-cell table:style-name="ce5"/>
          <table:table-cell table:style-name="ce6"/>
          <table:table-cell table:style-name="ce7"/>
          <table:table-cell table:number-columns-repeated="3" table:style-name="ce6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14">
            <text:p>1. 資料來源：教育部校務資料庫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2. 政府-產學合作計畫金額含政府學術研究計畫金額</text:p>
          </table:table-cell>
          <table:covered-table-cell table:number-columns-repeated="9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11" table:style-name="ro1">
          <table:table-cell table:number-columns-repeated="11"/>
          <table:table-cell table:style-name="ce4"/>
          <table:table-cell table:number-columns-repeated="16372"/>
        </table:table-row>
        <table:table-row table:number-rows-repeated="1048548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4T01:58:21Z</meta:creation-date>
    <dc:date>2016-08-24T13:27:49Z</dc:date>
    <meta:print-date>2016-08-24T13:27:37Z</meta:print-date>
  </office:meta>
</office:document-meta>
</file>